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3cm"/>
    </style:style>
    <style:style style:name="co3" style:family="table-column">
      <style:table-column-properties fo:break-before="auto" style:column-width="2.596cm"/>
    </style:style>
    <style:style style:name="co4" style:family="table-column">
      <style:table-column-properties fo:break-before="auto" style:column-width="3.12cm"/>
    </style:style>
    <style:style style:name="co5" style:family="table-column">
      <style:table-column-properties fo:break-before="auto" style:column-width="2.849cm"/>
    </style:style>
    <style:style style:name="co6" style:family="table-column">
      <style:table-column-properties fo:break-before="auto" style:column-width="3.099cm"/>
    </style:style>
    <style:style style:name="co7" style:family="table-column">
      <style:table-column-properties fo:break-before="auto" style:column-width="2.471cm"/>
    </style:style>
    <style:style style:name="co8" style:family="table-column">
      <style:table-column-properties fo:break-before="auto" style:column-width="3.037cm"/>
    </style:style>
    <style:style style:name="co9" style:family="table-column">
      <style:table-column-properties fo:break-before="auto" style:column-width="2.87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2.575cm"/>
    </style:style>
    <style:style style:name="co12" style:family="table-column">
      <style:table-column-properties fo:break-before="auto" style:column-width="2.743cm"/>
    </style:style>
    <style:style style:name="co13" style:family="table-column">
      <style:table-column-properties fo:break-before="auto" style:column-width="2.291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2.655cm"/>
    </style:style>
    <style:style style:name="co16" style:family="table-column">
      <style:table-column-properties fo:break-before="auto" style:column-width="2.473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2.014cm"/>
    </style:style>
    <style:style style:name="co19" style:family="table-column">
      <style:table-column-properties fo:break-before="auto" style:column-width="4.383cm"/>
    </style:style>
    <style:style style:name="co20" style:family="table-column">
      <style:table-column-properties fo:break-before="auto" style:column-width="1.96cm"/>
    </style:style>
    <style:style style:name="co21" style:family="table-column">
      <style:table-column-properties fo:break-before="auto" style:column-width="3.05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914cm"/>
    </style:style>
    <style:style style:name="co24" style:family="table-column">
      <style:table-column-properties fo:break-before="auto" style:column-width="2.06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3" style:family="table-cell" style:parent-style-name="Default" style:data-style-name="N112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2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8" style:family="table-cell" style:parent-style-name="Default" style:data-style-name="N112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9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" style:family="table-cell" style:parent-style-name="Default" style:data-style-name="N11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2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3" style:family="table-cell" style:parent-style-name="Default" style:data-style-name="N11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11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6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 style:data-style-name="N11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ce10"/>
        <table:table-column table:style-name="co4" table:default-cell-style-name="ce7"/>
        <table:table-column table:style-name="co5" table:default-cell-style-name="ce10"/>
        <table:table-column table:style-name="co6" table:default-cell-style-name="ce7"/>
        <table:table-column table:style-name="co7" table:default-cell-style-name="ce10"/>
        <table:table-column table:style-name="co8" table:default-cell-style-name="ce7"/>
        <table:table-column table:style-name="co9" table:default-cell-style-name="ce10"/>
        <table:table-column table:style-name="co10" table:default-cell-style-name="ce7"/>
        <table:table-column table:style-name="co11" table:default-cell-style-name="ce10"/>
        <table:table-column table:style-name="co12" table:default-cell-style-name="ce7"/>
        <table:table-column table:style-name="co3" table:default-cell-style-name="ce10"/>
        <table:table-column table:style-name="co7" table:default-cell-style-name="ce7"/>
        <table:table-column table:style-name="co13" table:default-cell-style-name="ce10"/>
        <table:table-column table:style-name="co14" table:default-cell-style-name="ce7"/>
        <table:table-column table:style-name="co15" table:default-cell-style-name="ce10"/>
        <table:table-column table:style-name="co3" table:default-cell-style-name="ce7"/>
        <table:table-column table:style-name="co16" table:default-cell-style-name="ce10"/>
        <table:table-column table:style-name="co17" table:default-cell-style-name="ce7"/>
        <table:table-column table:style-name="co18" table:default-cell-style-name="ce10"/>
        <table:table-column table:style-name="co19" table:default-cell-style-name="ce7"/>
        <table:table-column table:style-name="co20" table:default-cell-style-name="ce10"/>
        <table:table-column table:style-name="co21" table:default-cell-style-name="ce7"/>
        <table:table-column table:style-name="co22" table:default-cell-style-name="ce10"/>
        <table:table-column table:style-name="co23" table:default-cell-style-name="ce7"/>
        <table:table-column table:style-name="co24" table:default-cell-style-name="ce10"/>
        <table:table-column table:style-name="co1" table:number-columns-repeated="997" table:default-cell-style-name="ce16"/>
        <table:table-row table:style-name="ro1">
          <table:table-cell table:style-name="ce1" office:value-type="string" calcext:value-type="string">
            <text:p>RESULTS</text:p>
          </table:table-cell>
          <table:table-cell table:style-name="ce5" office:value-type="string" calcext:value-type="string">
            <text:p>DE (No CHT)</text:p>
          </table:table-cell>
          <table:table-cell table:style-name="ce9" office:value-type="string" calcext:value-type="string">
            <text:p>STDDEV</text:p>
          </table:table-cell>
          <table:table-cell table:style-name="ce5" office:value-type="string" calcext:value-type="string">
            <text:p>DE (DP)</text:p>
          </table:table-cell>
          <table:table-cell table:style-name="ce9" office:value-type="string" calcext:value-type="string">
            <text:p>STDDEV</text:p>
          </table:table-cell>
          <table:table-cell table:style-name="ce5" office:value-type="string" calcext:value-type="string">
            <text:p>DE (PEN)</text:p>
          </table:table-cell>
          <table:table-cell table:style-name="ce9" office:value-type="string" calcext:value-type="string">
            <text:p>STDDEV</text:p>
          </table:table-cell>
          <table:table-cell table:style-name="ce5" office:value-type="string" calcext:value-type="string">
            <text:p>DE (PW)</text:p>
          </table:table-cell>
          <table:table-cell table:style-name="ce9" office:value-type="string" calcext:value-type="string">
            <text:p>STDDEV</text:p>
          </table:table-cell>
          <table:table-cell table:style-name="ce5" office:value-type="string" calcext:value-type="string">
            <text:p>FVC</text:p>
          </table:table-cell>
          <table:table-cell table:style-name="ce9" office:value-type="string" calcext:value-type="string">
            <text:p>STDDEV</text:p>
          </table:table-cell>
          <table:table-cell table:style-name="ce5" office:value-type="string" calcext:value-type="string">
            <text:p>FsR</text:p>
          </table:table-cell>
          <table:table-cell table:style-name="ce9" office:value-type="string" calcext:value-type="string">
            <text:p>STDDEV</text:p>
          </table:table-cell>
          <table:table-cell table:style-name="ce5" office:value-type="string" calcext:value-type="string">
            <text:p>RFBC</text:p>
          </table:table-cell>
          <table:table-cell table:style-name="ce9" office:value-type="string" calcext:value-type="string">
            <text:p>STDDEV</text:p>
          </table:table-cell>
          <table:table-cell table:style-name="ce5" office:value-type="string" calcext:value-type="string">
            <text:p>PiIZ 0.01</text:p>
          </table:table-cell>
          <table:table-cell table:style-name="ce9" office:value-type="string" calcext:value-type="string">
            <text:p>STDDEV</text:p>
          </table:table-cell>
          <table:table-cell table:style-name="ce5" office:value-type="string" calcext:value-type="string">
            <text:p>PiIZ 0.25</text:p>
          </table:table-cell>
          <table:table-cell table:style-name="ce1" office:value-type="string" calcext:value-type="string">
            <text:p>STDDEV</text:p>
          </table:table-cell>
          <table:table-cell table:style-name="ce5" office:value-type="string" calcext:value-type="string">
            <text:p>DISPERSION METRIC</text:p>
          </table:table-cell>
          <table:table-cell table:style-name="ce9" office:value-type="string" calcext:value-type="string">
            <text:p>STDDEV</text:p>
          </table:table-cell>
          <table:table-cell table:style-name="ce5" office:value-type="string" calcext:value-type="string">
            <text:p>MACRO RUGGEDNESS</text:p>
          </table:table-cell>
          <table:table-cell table:style-name="ce9" office:value-type="string" calcext:value-type="string">
            <text:p>STDDEV</text:p>
          </table:table-cell>
          <table:table-cell table:style-name="ce5" office:value-type="string" calcext:value-type="string">
            <text:p>GRADIENT dev</text:p>
          </table:table-cell>
          <table:table-cell table:style-name="ce9" office:value-type="string" calcext:value-type="string">
            <text:p>STDDEV</text:p>
          </table:table-cell>
          <table:table-cell table:style-name="ce5" office:value-type="string" calcext:value-type="string">
            <text:p>GRADIENT avg</text:p>
          </table:table-cell>
          <table:table-cell table:style-name="ce9" office:value-type="string" calcext:value-type="string">
            <text:p>STDDEV</text:p>
          </table:table-cell>
          <table:table-cell table:style-name="ce14" table:number-columns-repeated="997"/>
        </table:table-row>
        <table:table-row table:style-name="ro1">
          <table:table-cell table:style-name="ce2" office:value-type="string" calcext:value-type="string">
            <text:p>G01 D13</text:p>
          </table:table-cell>
          <table:table-cell table:number-columns-repeated="2" table:style-name="ce6" office:value-type="string" calcext:value-type="string">
            <text:p>NFA</text:p>
          </table:table-cell>
          <table:table-cell table:number-columns-repeated="2" office:value-type="string" calcext:value-type="string">
            <text:p>NFA</text:p>
          </table:table-cell>
          <table:table-cell table:number-columns-repeated="2" table:style-name="ce6" office:value-type="string" calcext:value-type="string">
            <text:p>NFA</text:p>
          </table:table-cell>
          <table:table-cell table:number-columns-repeated="2" office:value-type="string" calcext:value-type="string">
            <text:p>NFA</text:p>
          </table:table-cell>
          <table:table-cell table:style-name="ce12" office:value-type="float" office:value="-0.999644100481828" calcext:value-type="float">
            <text:p>-0.99964410</text:p>
          </table:table-cell>
          <table:table-cell table:style-name="ce13" office:value-type="float" office:value="0.00000802818314758543" calcext:value-type="float">
            <text:p>0.00000803</text:p>
          </table:table-cell>
          <table:table-cell table:style-name="ce12" office:value-type="float" office:value="0" calcext:value-type="float">
            <text:p>0.00000000</text:p>
          </table:table-cell>
          <table:table-cell table:style-name="ce13" office:value-type="float" office:value="0.0000195160101309587" calcext:value-type="float">
            <text:p>0.00001952</text:p>
          </table:table-cell>
          <table:table-cell table:style-name="ce12" office:value-type="float" office:value="0" calcext:value-type="float">
            <text:p>0.00000000</text:p>
          </table:table-cell>
          <table:table-cell table:style-name="ce13" office:value-type="float" office:value="0" calcext:value-type="float">
            <text:p>0.00000000</text:p>
          </table:table-cell>
          <table:table-cell table:style-name="ce12" office:value-type="float" office:value="0.0059112426035503" calcext:value-type="float">
            <text:p>0.00591124</text:p>
          </table:table-cell>
          <table:table-cell table:style-name="ce13" office:value-type="float" office:value="0.00137600476171576" calcext:value-type="float">
            <text:p>0.00137600</text:p>
          </table:table-cell>
          <table:table-cell table:style-name="ce12" office:value-type="float" office:value="0.486556213017752" calcext:value-type="float">
            <text:p>0.48655621</text:p>
          </table:table-cell>
          <table:table-cell table:style-name="ce13" office:value-type="float" office:value="0.0107900090065623" calcext:value-type="float">
            <text:p>0.01079001</text:p>
          </table:table-cell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2"/>
          <table:table-cell table:style-name="ce13"/>
          <table:table-cell table:style-name="ce15" table:number-columns-repeated="997"/>
        </table:table-row>
        <table:table-row table:style-name="ro1">
          <table:table-cell office:value-type="string" calcext:value-type="string">
            <text:p>G02 D20</text:p>
          </table:table-cell>
          <table:table-cell table:style-name="ce6" office:value-type="float" office:value="-122.691317888205" calcext:value-type="float">
            <text:p>-122.69131789</text:p>
          </table:table-cell>
          <table:table-cell table:style-name="ce6" office:value-type="float" office:value="30.8720585576874" calcext:value-type="float">
            <text:p>30.87205856</text:p>
          </table:table-cell>
          <table:table-cell office:value-type="float" office:value="-0.695420084060721" calcext:value-type="float">
            <text:p>-0.69542008</text:p>
          </table:table-cell>
          <table:table-cell office:value-type="float" office:value="0.0211300543328404" calcext:value-type="float">
            <text:p>0.02113005</text:p>
          </table:table-cell>
          <table:table-cell office:value-type="float" office:value="-0.724605763880275" calcext:value-type="float">
            <text:p>-0.72460576</text:p>
          </table:table-cell>
          <table:table-cell office:value-type="float" office:value="0.0576591380603062" calcext:value-type="float">
            <text:p>0.05765914</text:p>
          </table:table-cell>
          <table:table-cell office:value-type="float" office:value="-0.69861119016265" calcext:value-type="float">
            <text:p>-0.69861119</text:p>
          </table:table-cell>
          <table:table-cell office:value-type="float" office:value="0.0209813792231157" calcext:value-type="float">
            <text:p>0.02098138</text:p>
          </table:table-cell>
          <table:table-cell table:number-columns-repeated="2" office:value-type="string" calcext:value-type="string">
            <text:p>NAN</text:p>
          </table:table-cell>
          <table:table-cell office:value-type="float" office:value="0.999965" calcext:value-type="float">
            <text:p>0.99996500</text:p>
          </table:table-cell>
          <table:table-cell office:value-type="float" office:value="0.0000285673231861651" calcext:value-type="float">
            <text:p>0.00002857</text:p>
          </table:table-cell>
          <table:table-cell office:value-type="float" office:value="0.0179504504504505" calcext:value-type="float">
            <text:p>0.01795045</text:p>
          </table:table-cell>
          <table:table-cell office:value-type="float" office:value="0.000822693281858805" calcext:value-type="float">
            <text:p>0.00082269</text:p>
          </table:table-cell>
          <table:table-cell office:value-type="float" office:value="0.0000075" calcext:value-type="float">
            <text:p>0.00000750</text:p>
          </table:table-cell>
          <table:table-cell office:value-type="float" office:value="0.000121579641368949" calcext:value-type="float">
            <text:p>0.00012158</text:p>
          </table:table-cell>
          <table:table-cell office:value-type="float" office:value="0.01517" calcext:value-type="float">
            <text:p>0.01517000</text:p>
          </table:table-cell>
          <table:table-cell office:value-type="float" office:value="0.0561957607974943" calcext:value-type="float">
            <text:p>0.0561957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03 D10</text:p>
          </table:table-cell>
          <table:table-cell office:value-type="float" office:value="-99999.7139752001" calcext:value-type="float">
            <text:p>-99999.71397520</text:p>
          </table:table-cell>
          <table:table-cell office:value-type="float" office:value="0.0747343993482033" calcext:value-type="float">
            <text:p>0.07473440</text:p>
          </table:table-cell>
          <table:table-cell office:value-type="float" office:value="-0.987595244887303" calcext:value-type="float">
            <text:p>-0.98759524</text:p>
          </table:table-cell>
          <table:table-cell office:value-type="float" office:value="0.00430259693600483" calcext:value-type="float">
            <text:p>0.00430260</text:p>
          </table:table-cell>
          <table:table-cell office:value-type="float" office:value="-99999.7103997798" calcext:value-type="float">
            <text:p>-99999.71039978</text:p>
          </table:table-cell>
          <table:table-cell office:value-type="float" office:value="0.103684385798688" calcext:value-type="float">
            <text:p>0.10368439</text:p>
          </table:table-cell>
          <table:table-cell office:value-type="float" office:value="-1760.79933577836" calcext:value-type="float">
            <text:p>-1760.79933578</text:p>
          </table:table-cell>
          <table:table-cell office:value-type="float" office:value="954.007705409456" calcext:value-type="float">
            <text:p>954.00770541</text:p>
          </table:table-cell>
          <table:table-cell office:value-type="float" office:value="-0.75466486547441" calcext:value-type="float">
            <text:p>-0.75466487</text:p>
          </table:table-cell>
          <table:table-cell office:value-type="float" office:value="0.00420853564301863" calcext:value-type="float">
            <text:p>0.00420854</text:p>
          </table:table-cell>
          <table:table-cell office:value-type="float" office:value="0.00201" calcext:value-type="float">
            <text:p>0.00201000</text:p>
          </table:table-cell>
          <table:table-cell office:value-type="float" office:value="0.000509180093695828" calcext:value-type="float">
            <text:p>0.00050918</text:p>
          </table:table-cell>
          <table:table-cell office:value-type="float" office:value="0.00478478478478478" calcext:value-type="float">
            <text:p>0.00478478</text:p>
          </table:table-cell>
          <table:table-cell office:value-type="float" office:value="0.0000859219055718294" calcext:value-type="float">
            <text:p>0.00008592</text:p>
          </table:table-cell>
          <table:table-cell office:value-type="float" office:value="0.0001" calcext:value-type="float">
            <text:p>0.00010000</text:p>
          </table:table-cell>
          <table:table-cell office:value-type="float" office:value="0.0000860366134304153" calcext:value-type="float">
            <text:p>0.00008604</text:p>
          </table:table-cell>
          <table:table-cell office:value-type="float" office:value="0.00029" calcext:value-type="float">
            <text:p>0.00029000</text:p>
          </table:table-cell>
          <table:table-cell office:value-type="float" office:value="0.00064076104176493" calcext:value-type="float">
            <text:p>0.0006407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04 D05</text:p>
          </table:table-cell>
          <table:table-cell office:value-type="float" office:value="-32217.4310371" calcext:value-type="float">
            <text:p>-32217.43103710</text:p>
          </table:table-cell>
          <table:table-cell office:value-type="float" office:value="0.00000000000566420324311356" calcext:value-type="float">
            <text:p>0.00000000</text:p>
          </table:table-cell>
          <table:table-cell office:value-type="float" office:value="-30665.1355568878" calcext:value-type="float">
            <text:p>-30665.13555689</text:p>
          </table:table-cell>
          <table:table-cell office:value-type="float" office:value="0.282016995969051" calcext:value-type="float">
            <text:p>0.28201700</text:p>
          </table:table-cell>
          <table:table-cell office:value-type="float" office:value="-32217.4310370998" calcext:value-type="float">
            <text:p>-32217.43103710</text:p>
          </table:table-cell>
          <table:table-cell office:value-type="float" office:value="0.000000000334446790894088" calcext:value-type="float">
            <text:p>0.00000000</text:p>
          </table:table-cell>
          <table:table-cell office:value-type="float" office:value="-31715.2663785646" calcext:value-type="float">
            <text:p>-31715.26637856</text:p>
          </table:table-cell>
          <table:table-cell office:value-type="float" office:value="361.494248914941" calcext:value-type="float">
            <text:p>361.49424891</text:p>
          </table:table-cell>
          <table:table-cell office:value-type="float" office:value="-0.35930637416201" calcext:value-type="float">
            <text:p>-0.35930637</text:p>
          </table:table-cell>
          <table:table-cell office:value-type="float" office:value="0.0113540608970385" calcext:value-type="float">
            <text:p>0.01135406</text:p>
          </table:table-cell>
          <table:table-cell office:value-type="float" office:value="0.26148" calcext:value-type="float">
            <text:p>0.26148000</text:p>
          </table:table-cell>
          <table:table-cell office:value-type="float" office:value="0.00716557543148963" calcext:value-type="float">
            <text:p>0.00716558</text:p>
          </table:table-cell>
          <table:table-cell office:value-type="float" office:value="0.00524524524524525" calcext:value-type="float">
            <text:p>0.00524525</text:p>
          </table:table-cell>
          <table:table-cell office:value-type="float" office:value="0.000941374143193405" calcext:value-type="float">
            <text:p>0.00094137</text:p>
          </table:table-cell>
          <table:table-cell office:value-type="float" office:value="0.01836" calcext:value-type="float">
            <text:p>0.01836000</text:p>
          </table:table-cell>
          <table:table-cell office:value-type="float" office:value="0.00542096398943146" calcext:value-type="float">
            <text:p>0.00542096</text:p>
          </table:table-cell>
          <table:table-cell office:value-type="float" office:value="0.54952" calcext:value-type="float">
            <text:p>0.54952000</text:p>
          </table:table-cell>
          <table:table-cell office:value-type="float" office:value="0.0100948718061008" calcext:value-type="float">
            <text:p>0.0100948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05 D04</text:p>
          </table:table-cell>
          <table:table-cell table:style-name="ce6" office:value-type="string" calcext:value-type="string">
            <text:p>NFA</text:p>
          </table:table-cell>
          <table:table-cell table:number-columns-repeated="3" office:value-type="string" calcext:value-type="string">
            <text:p>NFA</text:p>
          </table:table-cell>
          <table:table-cell table:number-columns-repeated="2" table:style-name="ce6" office:value-type="string" calcext:value-type="string">
            <text:p>NFA</text:p>
          </table:table-cell>
          <table:table-cell table:number-columns-repeated="2" office:value-type="string" calcext:value-type="string">
            <text:p>NFA</text:p>
          </table:table-cell>
          <table:table-cell office:value-type="float" office:value="-0.378284200511512" calcext:value-type="float">
            <text:p>-0.37828420</text:p>
          </table:table-cell>
          <table:table-cell office:value-type="float" office:value="0.0133421878433266" calcext:value-type="float">
            <text:p>0.01334219</text:p>
          </table:table-cell>
          <table:table-cell table:number-columns-repeated="6" office:value-type="float" office:value="0" calcext:value-type="float">
            <text:p>0.00000000</text:p>
          </table:table-cell>
          <table:table-cell office:value-type="float" office:value="0.0365625" calcext:value-type="float">
            <text:p>0.03656250</text:p>
          </table:table-cell>
          <table:table-cell office:value-type="float" office:value="0.0037775900759094" calcext:value-type="float">
            <text:p>0.0037775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06 D02</text:p>
          </table:table-cell>
          <table:table-cell table:number-columns-repeated="2" table:style-name="ce6" office:value-type="string" calcext:value-type="string">
            <text:p>NFA</text:p>
          </table:table-cell>
          <table:table-cell table:number-columns-repeated="2" office:value-type="string" calcext:value-type="string">
            <text:p>NFA</text:p>
          </table:table-cell>
          <table:table-cell table:number-columns-repeated="2" table:style-name="ce6" office:value-type="string" calcext:value-type="string">
            <text:p>NFA</text:p>
          </table:table-cell>
          <table:table-cell table:number-columns-repeated="2" office:value-type="string" calcext:value-type="string">
            <text:p>NFA</text:p>
          </table:table-cell>
          <table:table-cell office:value-type="float" office:value="0.967639106259777" calcext:value-type="float">
            <text:p>0.96763911</text:p>
          </table:table-cell>
          <table:table-cell office:value-type="float" office:value="0.00179574673048586" calcext:value-type="float">
            <text:p>0.00179575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152564288314682" calcext:value-type="float">
            <text:p>0.00015256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182756942777833" calcext:value-type="float">
            <text:p>0.00018276</text:p>
          </table:table-cell>
          <table:table-cell office:value-type="float" office:value="0.1375" calcext:value-type="float">
            <text:p>0.13750000</text:p>
          </table:table-cell>
          <table:table-cell office:value-type="float" office:value="0.00723816910233679" calcext:value-type="float">
            <text:p>0.00723817</text:p>
          </table:table-cell>
          <table:table-cell office:value-type="float" office:value="0.7245" calcext:value-type="float">
            <text:p>0.72450000</text:p>
          </table:table-cell>
          <table:table-cell office:value-type="float" office:value="0.0167297656131598" calcext:value-type="float">
            <text:p>0.0167297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07 D10</text:p>
          </table:table-cell>
          <table:table-cell table:number-columns-repeated="2" table:style-name="ce6" office:value-type="string" calcext:value-type="string">
            <text:p>NFA</text:p>
          </table:table-cell>
          <table:table-cell table:number-columns-repeated="2" office:value-type="string" calcext:value-type="string">
            <text:p>NFA</text:p>
          </table:table-cell>
          <table:table-cell table:number-columns-repeated="2" table:style-name="ce6" office:value-type="string" calcext:value-type="string">
            <text:p>NFA</text:p>
          </table:table-cell>
          <table:table-cell table:number-columns-repeated="2" office:value-type="string" calcext:value-type="string">
            <text:p>NFA</text:p>
          </table:table-cell>
          <table:table-cell office:value-type="float" office:value="0.26315896700439" calcext:value-type="float">
            <text:p>0.26315897</text:p>
          </table:table-cell>
          <table:table-cell office:value-type="float" office:value="0.00910898305022016" calcext:value-type="float">
            <text:p>0.00910898</text:p>
          </table:table-cell>
          <table:table-cell table:number-columns-repeated="3" office:value-type="float" office:value="0" calcext:value-type="float">
            <text:p>0.00000000</text:p>
          </table:table-cell>
          <table:table-cell office:value-type="float" office:value="0.0000923189264018847" calcext:value-type="float">
            <text:p>0.00009232</text:p>
          </table:table-cell>
          <table:table-cell office:value-type="float" office:value="0.00002" calcext:value-type="float">
            <text:p>0.00002000</text:p>
          </table:table-cell>
          <table:table-cell office:value-type="float" office:value="0.000124105998447193" calcext:value-type="float">
            <text:p>0.00012411</text:p>
          </table:table-cell>
          <table:table-cell office:value-type="float" office:value="0.53001" calcext:value-type="float">
            <text:p>0.53001000</text:p>
          </table:table-cell>
          <table:table-cell office:value-type="float" office:value="0.0281159021555949" calcext:value-type="float">
            <text:p>0.0281159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08 D02</text:p>
          </table:table-cell>
          <table:table-cell office:value-type="float" office:value="-1558.54545654404" calcext:value-type="float">
            <text:p>-1558.54545654</text:p>
          </table:table-cell>
          <table:table-cell office:value-type="float" office:value="0.000000000000369776123388849" calcext:value-type="float">
            <text:p>0.00000000</text:p>
          </table:table-cell>
          <table:table-cell office:value-type="float" office:value="-0.0958250414180359" calcext:value-type="float">
            <text:p>-0.09582504</text:p>
          </table:table-cell>
          <table:table-cell office:value-type="float" office:value="2.53372581020338E-018" calcext:value-type="float">
            <text:p>0.00000000</text:p>
          </table:table-cell>
          <table:table-cell office:value-type="float" office:value="-1558.54541103421" calcext:value-type="float">
            <text:p>-1558.54541103</text:p>
          </table:table-cell>
          <table:table-cell office:value-type="float" office:value="0.0000482903970643542" calcext:value-type="float">
            <text:p>0.00004829</text:p>
          </table:table-cell>
          <table:table-cell office:value-type="float" office:value="-534.814771579855" calcext:value-type="float">
            <text:p>-534.81477158</text:p>
          </table:table-cell>
          <table:table-cell office:value-type="float" office:value="137.141924701001" calcext:value-type="float">
            <text:p>137.14192470</text:p>
          </table:table-cell>
          <table:table-cell office:value-type="float" office:value="-0.00273275201790549" calcext:value-type="float">
            <text:p>-0.00273275</text:p>
          </table:table-cell>
          <table:table-cell office:value-type="float" office:value="0.0241510583028411" calcext:value-type="float">
            <text:p>0.02415106</text:p>
          </table:table-cell>
          <table:table-cell office:value-type="float" office:value="0.00475" calcext:value-type="float">
            <text:p>0.00475000</text:p>
          </table:table-cell>
          <table:table-cell office:value-type="float" office:value="0.00223503966382044" calcext:value-type="float">
            <text:p>0.00223504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133351692910558" calcext:value-type="float">
            <text:p>0.00133352</text:p>
          </table:table-cell>
          <table:table-cell office:value-type="float" office:value="0.0005" calcext:value-type="float">
            <text:p>0.00050000</text:p>
          </table:table-cell>
          <table:table-cell office:value-type="float" office:value="0.000152564288314682" calcext:value-type="float">
            <text:p>0.00015256</text:p>
          </table:table-cell>
          <table:table-cell office:value-type="float" office:value="0.0005" calcext:value-type="float">
            <text:p>0.00050000</text:p>
          </table:table-cell>
          <table:table-cell office:value-type="float" office:value="0.18789154979072" calcext:value-type="float">
            <text:p>0.187891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09 D07</text:p>
          </table:table-cell>
          <table:table-cell table:number-columns-repeated="2" table:style-name="ce6" office:value-type="string" calcext:value-type="string">
            <text:p>NFA</text:p>
          </table:table-cell>
          <table:table-cell table:number-columns-repeated="2" office:value-type="string" calcext:value-type="string">
            <text:p>NFA</text:p>
          </table:table-cell>
          <table:table-cell table:number-columns-repeated="2" table:style-name="ce6" office:value-type="string" calcext:value-type="string">
            <text:p>NFA</text:p>
          </table:table-cell>
          <table:table-cell table:number-columns-repeated="2" office:value-type="string" calcext:value-type="string">
            <text:p>NFA</text:p>
          </table:table-cell>
          <table:table-cell office:value-type="float" office:value="0.000550338272459494" calcext:value-type="float">
            <text:p>0.00055034</text:p>
          </table:table-cell>
          <table:table-cell office:value-type="float" office:value="0.0118740381057997" calcext:value-type="float">
            <text:p>0.01187404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0.000674143531286389" calcext:value-type="float">
            <text:p>0.00067414</text:p>
          </table:table-cell>
          <table:table-cell office:value-type="float" office:value="0.000641424431255242" calcext:value-type="float">
            <text:p>0.00064142</text:p>
          </table:table-cell>
          <table:table-cell office:value-type="float" office:value="0.326" calcext:value-type="float">
            <text:p>0.32600000</text:p>
          </table:table-cell>
          <table:table-cell office:value-type="float" office:value="0.00532741285273586" calcext:value-type="float">
            <text:p>0.00532741</text:p>
          </table:table-cell>
          <table:table-cell office:value-type="float" office:value="0.753040816326531" calcext:value-type="float">
            <text:p>0.75304082</text:p>
          </table:table-cell>
          <table:table-cell office:value-type="float" office:value="0.00511684719958479" calcext:value-type="float">
            <text:p>0.005116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10 D08</text:p>
          </table:table-cell>
          <table:table-cell table:number-columns-repeated="2" table:style-name="ce6" office:value-type="string" calcext:value-type="string">
            <text:p>NFA</text:p>
          </table:table-cell>
          <table:table-cell table:number-columns-repeated="2" office:value-type="string" calcext:value-type="string">
            <text:p>NFA</text:p>
          </table:table-cell>
          <table:table-cell table:number-columns-repeated="2" table:style-name="ce6" office:value-type="string" calcext:value-type="string">
            <text:p>NFA</text:p>
          </table:table-cell>
          <table:table-cell table:number-columns-repeated="2" office:value-type="string" calcext:value-type="string">
            <text:p>NFA</text:p>
          </table:table-cell>
          <table:table-cell office:value-type="float" office:value="0.150806487516508" calcext:value-type="float">
            <text:p>0.15080649</text:p>
          </table:table-cell>
          <table:table-cell office:value-type="float" office:value="0.01082585764751" calcext:value-type="float">
            <text:p>0.01082586</text:p>
          </table:table-cell>
          <table:table-cell table:number-columns-repeated="4" office:value-type="float" office:value="0" calcext:value-type="float">
            <text:p>0.00000000</text:p>
          </table:table-cell>
          <table:table-cell office:value-type="float" office:value="0.00603125" calcext:value-type="float">
            <text:p>0.00603125</text:p>
          </table:table-cell>
          <table:table-cell office:value-type="float" office:value="0.00218629482400505" calcext:value-type="float">
            <text:p>0.00218629</text:p>
          </table:table-cell>
          <table:table-cell office:value-type="float" office:value="0.4735625" calcext:value-type="float">
            <text:p>0.47356250</text:p>
          </table:table-cell>
          <table:table-cell office:value-type="float" office:value="0.0168719633283066" calcext:value-type="float">
            <text:p>0.0168719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11 D02</text:p>
          </table:table-cell>
          <table:table-cell office:value-type="float" office:value="6.51310327253164E-054" calcext:value-type="float">
            <text:p>0.00000000</text:p>
          </table:table-cell>
          <table:table-cell office:value-type="float" office:value="6.25899629684385E-046" calcext:value-type="float">
            <text:p>0.00000000</text:p>
          </table:table-cell>
          <table:table-cell office:value-type="float" office:value="0.749900000000002" calcext:value-type="float">
            <text:p>0.74990000</text:p>
          </table:table-cell>
          <table:table-cell office:value-type="float" office:value="0.0000000000000721661512164411" calcext:value-type="float">
            <text:p>0.00000000</text:p>
          </table:table-cell>
          <table:table-cell office:value-type="float" office:value="0.000560661665189429" calcext:value-type="float">
            <text:p>0.00056066</text:p>
          </table:table-cell>
          <table:table-cell office:value-type="float" office:value="0.0342907598570047" calcext:value-type="float">
            <text:p>0.03429076</text:p>
          </table:table-cell>
          <table:table-cell office:value-type="float" office:value="0.491793495228937" calcext:value-type="float">
            <text:p>0.49179350</text:p>
          </table:table-cell>
          <table:table-cell office:value-type="float" office:value="0.0790074840825751" calcext:value-type="float">
            <text:p>0.07900748</text:p>
          </table:table-cell>
          <table:table-cell office:value-type="float" office:value="-0.409169946066879" calcext:value-type="float">
            <text:p>-0.40916995</text:p>
          </table:table-cell>
          <table:table-cell office:value-type="float" office:value="0.0156988257024314" calcext:value-type="float">
            <text:p>0.01569883</text:p>
          </table:table-cell>
          <table:table-cell office:value-type="float" office:value="0.786" calcext:value-type="float">
            <text:p>0.78600000</text:p>
          </table:table-cell>
          <table:table-cell office:value-type="float" office:value="0.0104053064490601" calcext:value-type="float">
            <text:p>0.01040531</text:p>
          </table:table-cell>
          <table:table-cell office:value-type="float" office:value="0.00500500500500501" calcext:value-type="float">
            <text:p>0.00500501</text:p>
          </table:table-cell>
          <table:table-cell office:value-type="float" office:value="0.00254986081620588" calcext:value-type="float">
            <text:p>0.00254986</text:p>
          </table:table-cell>
          <table:table-cell office:value-type="float" office:value="0.07725" calcext:value-type="float">
            <text:p>0.07725000</text:p>
          </table:table-cell>
          <table:table-cell office:value-type="float" office:value="0.00812624879881424" calcext:value-type="float">
            <text:p>0.00812625</text:p>
          </table:table-cell>
          <table:table-cell office:value-type="float" office:value="0.645" calcext:value-type="float">
            <text:p>0.64500000</text:p>
          </table:table-cell>
          <table:table-cell office:value-type="float" office:value="0.0129119587267355" calcext:value-type="float">
            <text:p>0.0129119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12 D03</text:p>
          </table:table-cell>
          <table:table-cell office:value-type="float" office:value="-1" calcext:value-type="float">
            <text:p>-1.00000000</text:p>
          </table:table-cell>
          <table:table-cell office:value-type="float" office:value="0" calcext:value-type="float">
            <text:p>0.00000000</text:p>
          </table:table-cell>
          <table:table-cell office:value-type="float" office:value="-1" calcext:value-type="float">
            <text:p>-1.00000000</text:p>
          </table:table-cell>
          <table:table-cell office:value-type="float" office:value="0" calcext:value-type="float">
            <text:p>0.00000000</text:p>
          </table:table-cell>
          <table:table-cell office:value-type="float" office:value="-1" calcext:value-type="float">
            <text:p>-1.00000000</text:p>
          </table:table-cell>
          <table:table-cell office:value-type="float" office:value="0" calcext:value-type="float">
            <text:p>0.00000000</text:p>
          </table:table-cell>
          <table:table-cell office:value-type="float" office:value="-1" calcext:value-type="float">
            <text:p>-1.00000000</text:p>
          </table:table-cell>
          <table:table-cell office:value-type="float" office:value="0" calcext:value-type="float">
            <text:p>0.00000000</text:p>
          </table:table-cell>
          <table:table-cell office:value-type="float" office:value="0.459662368127719" calcext:value-type="float">
            <text:p>0.45966237</text:p>
          </table:table-cell>
          <table:table-cell office:value-type="float" office:value="0.0138956341379377" calcext:value-type="float">
            <text:p>0.01389563</text:p>
          </table:table-cell>
          <table:table-cell office:value-type="float" office:value="0.0433333333333333" calcext:value-type="float">
            <text:p>0.04333333</text:p>
          </table:table-cell>
          <table:table-cell office:value-type="float" office:value="0.00368769657137817" calcext:value-type="float">
            <text:p>0.00368770</text:p>
          </table:table-cell>
          <table:table-cell office:value-type="float" office:value="0.0206873540206874" calcext:value-type="float">
            <text:p>0.02068735</text:p>
          </table:table-cell>
          <table:table-cell office:value-type="float" office:value="0.00445219043351023" calcext:value-type="float">
            <text:p>0.00445219</text:p>
          </table:table-cell>
          <table:table-cell office:value-type="float" office:value="0.0677777777777778" calcext:value-type="float">
            <text:p>0.06777778</text:p>
          </table:table-cell>
          <table:table-cell office:value-type="float" office:value="0.00690476171602212" calcext:value-type="float">
            <text:p>0.00690476</text:p>
          </table:table-cell>
          <table:table-cell office:value-type="float" office:value="0.748222222222222" calcext:value-type="float">
            <text:p>0.74822222</text:p>
          </table:table-cell>
          <table:table-cell office:value-type="float" office:value="0.0170876674251697" calcext:value-type="float">
            <text:p>0.0170876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13 D05</text:p>
          </table:table-cell>
          <table:table-cell table:number-columns-repeated="2" table:style-name="ce6" office:value-type="string" calcext:value-type="string">
            <text:p>NFA</text:p>
          </table:table-cell>
          <table:table-cell table:number-columns-repeated="2" office:value-type="string" calcext:value-type="string">
            <text:p>NFA</text:p>
          </table:table-cell>
          <table:table-cell table:number-columns-repeated="2" table:style-name="ce6" office:value-type="string" calcext:value-type="string">
            <text:p>NFA</text:p>
          </table:table-cell>
          <table:table-cell table:number-columns-repeated="2" office:value-type="string" calcext:value-type="string">
            <text:p>NFA</text:p>
          </table:table-cell>
          <table:table-cell office:value-type="float" office:value="0.117059129414802" calcext:value-type="float">
            <text:p>0.11705913</text:p>
          </table:table-cell>
          <table:table-cell office:value-type="float" office:value="0.0117601253495844" calcext:value-type="float">
            <text:p>0.01176013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0.00376376376376376" calcext:value-type="float">
            <text:p>0.00376376</text:p>
          </table:table-cell>
          <table:table-cell office:value-type="float" office:value="0.00146984920449197" calcext:value-type="float">
            <text:p>0.00146985</text:p>
          </table:table-cell>
          <table:table-cell office:value-type="float" office:value="0.00004" calcext:value-type="float">
            <text:p>0.00004000</text:p>
          </table:table-cell>
          <table:table-cell office:value-type="float" office:value="0.000271310146146986" calcext:value-type="float">
            <text:p>0.00027131</text:p>
          </table:table-cell>
          <table:table-cell office:value-type="float" office:value="0.00336" calcext:value-type="float">
            <text:p>0.00336000</text:p>
          </table:table-cell>
          <table:table-cell office:value-type="float" office:value="0.000880438762091438" calcext:value-type="float">
            <text:p>0.0008804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14 D10</text:p>
          </table:table-cell>
          <table:table-cell table:number-columns-repeated="2" table:style-name="ce6" office:value-type="string" calcext:value-type="string">
            <text:p>NFA</text:p>
          </table:table-cell>
          <table:table-cell table:number-columns-repeated="2" office:value-type="string" calcext:value-type="string">
            <text:p>NFA</text:p>
          </table:table-cell>
          <table:table-cell table:number-columns-repeated="2" table:style-name="ce6" office:value-type="string" calcext:value-type="string">
            <text:p>NFA</text:p>
          </table:table-cell>
          <table:table-cell table:number-columns-repeated="2" office:value-type="string" calcext:value-type="string">
            <text:p>NFA</text:p>
          </table:table-cell>
          <table:table-cell office:value-type="float" office:value="-0.985712215095522" calcext:value-type="float">
            <text:p>-0.98571222</text:p>
          </table:table-cell>
          <table:table-cell office:value-type="float" office:value="0.000341476817384285" calcext:value-type="float">
            <text:p>0.00034148</text:p>
          </table:table-cell>
          <table:table-cell table:number-columns-repeated="6" office:value-type="float" office:value="0" calcext:value-type="float">
            <text:p>0.00000000</text:p>
          </table:table-cell>
          <table:table-cell office:value-type="float" office:value="0.20736" calcext:value-type="float">
            <text:p>0.20736000</text:p>
          </table:table-cell>
          <table:table-cell office:value-type="float" office:value="0.0218387465431218" calcext:value-type="float">
            <text:p>0.0218387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15 D03</text:p>
          </table:table-cell>
          <table:table-cell office:value-type="float" office:value="400" calcext:value-type="float">
            <text:p>400.00000000</text:p>
          </table:table-cell>
          <table:table-cell office:value-type="float" office:value="0.000000000000236658024671912" calcext:value-type="float">
            <text:p>0.00000000</text:p>
          </table:table-cell>
          <table:table-cell office:value-type="float" office:value="961.715102171866" calcext:value-type="float">
            <text:p>961.71510217</text:p>
          </table:table-cell>
          <table:table-cell office:value-type="float" office:value="0.000105018378003736" calcext:value-type="float">
            <text:p>0.00010502</text:p>
          </table:table-cell>
          <table:table-cell office:value-type="float" office:value="400" calcext:value-type="float">
            <text:p>400.00000000</text:p>
          </table:table-cell>
          <table:table-cell office:value-type="float" office:value="0.000000000000179971488129339" calcext:value-type="float">
            <text:p>0.00000000</text:p>
          </table:table-cell>
          <table:table-cell office:value-type="float" office:value="576.442730235" calcext:value-type="float">
            <text:p>576.44273024</text:p>
          </table:table-cell>
          <table:table-cell office:value-type="float" office:value="39.8957795727056" calcext:value-type="float">
            <text:p>39.89577957</text:p>
          </table:table-cell>
          <table:table-cell office:value-type="float" office:value="-0.992880953389689" calcext:value-type="float">
            <text:p>-0.99288095</text:p>
          </table:table-cell>
          <table:table-cell office:value-type="float" office:value="0.000369893090786335" calcext:value-type="float">
            <text:p>0.00036989</text:p>
          </table:table-cell>
          <table:table-cell office:value-type="float" office:value="0.0285555555555556" calcext:value-type="float">
            <text:p>0.02855556</text:p>
          </table:table-cell>
          <table:table-cell office:value-type="float" office:value="0.00318449307874619" calcext:value-type="float">
            <text:p>0.00318449</text:p>
          </table:table-cell>
          <table:table-cell office:value-type="float" office:value="0.00322544766989211" calcext:value-type="float">
            <text:p>0.00322545</text:p>
          </table:table-cell>
          <table:table-cell office:value-type="float" office:value="0.000991689161390669" calcext:value-type="float">
            <text:p>0.00099169</text:p>
          </table:table-cell>
          <table:table-cell office:value-type="float" office:value="0.000888888888888889" calcext:value-type="float">
            <text:p>0.00088889</text:p>
          </table:table-cell>
          <table:table-cell office:value-type="float" office:value="0.00159244705147445" calcext:value-type="float">
            <text:p>0.00159245</text:p>
          </table:table-cell>
          <table:table-cell office:value-type="float" office:value="0.150888888888889" calcext:value-type="float">
            <text:p>0.15088889</text:p>
          </table:table-cell>
          <table:table-cell office:value-type="float" office:value="0.0229311396304448" calcext:value-type="float">
            <text:p>0.0229311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16 D05</text:p>
          </table:table-cell>
          <table:table-cell table:number-columns-repeated="2" table:style-name="ce6" office:value-type="string" calcext:value-type="string">
            <text:p>NFA</text:p>
          </table:table-cell>
          <table:table-cell office:value-type="float" office:value="-1.90506130597493" calcext:value-type="float">
            <text:p>-1.90506131</text:p>
          </table:table-cell>
          <table:table-cell office:value-type="float" office:value="0.0000565302988128731" calcext:value-type="float">
            <text:p>0.00005653</text:p>
          </table:table-cell>
          <table:table-cell table:style-name="ce6" office:value-type="float" office:value="-2.50019396132086" calcext:value-type="float">
            <text:p>-2.50019396</text:p>
          </table:table-cell>
          <table:table-cell table:style-name="ce6" office:value-type="float" office:value="0.105464452631133" calcext:value-type="float">
            <text:p>0.10546445</text:p>
          </table:table-cell>
          <table:table-cell office:value-type="float" office:value="-2.42541310497484" calcext:value-type="float">
            <text:p>-2.42541310</text:p>
          </table:table-cell>
          <table:table-cell office:value-type="float" office:value="0.11711548250484" calcext:value-type="float">
            <text:p>0.11711548</text:p>
          </table:table-cell>
          <table:table-cell office:value-type="float" office:value="0.730879609233935" calcext:value-type="float">
            <text:p>0.73087961</text:p>
          </table:table-cell>
          <table:table-cell office:value-type="float" office:value="0.00797010580459912" calcext:value-type="float">
            <text:p>0.00797011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211072793457449" calcext:value-type="float">
            <text:p>0.00021107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0.20412" calcext:value-type="float">
            <text:p>0.20412000</text:p>
          </table:table-cell>
          <table:table-cell office:value-type="float" office:value="0.239599475754037" calcext:value-type="float">
            <text:p>0.23959948</text:p>
          </table:table-cell>
          <table:table-cell office:value-type="float" office:value="0.512" calcext:value-type="float">
            <text:p>0.51200000</text:p>
          </table:table-cell>
          <table:table-cell office:value-type="float" office:value="0.233460311032917" calcext:value-type="float">
            <text:p>0.233460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17 D06</text:p>
          </table:table-cell>
          <table:table-cell office:value-type="float" office:value="8213.32612272268" calcext:value-type="float">
            <text:p>8213.32612272</text:p>
          </table:table-cell>
          <table:table-cell office:value-type="float" office:value="0.0000000000134067032350082" calcext:value-type="float">
            <text:p>0.00000000</text:p>
          </table:table-cell>
          <table:table-cell office:value-type="float" office:value="8853.62219810486" calcext:value-type="float">
            <text:p>8853.62219810</text:p>
          </table:table-cell>
          <table:table-cell office:value-type="float" office:value="0.0880493627071977" calcext:value-type="float">
            <text:p>0.08804936</text:p>
          </table:table-cell>
          <table:table-cell office:value-type="float" office:value="8215.86742990061" calcext:value-type="float">
            <text:p>8215.86742990</text:p>
          </table:table-cell>
          <table:table-cell office:value-type="float" office:value="1.23512471544233" calcext:value-type="float">
            <text:p>1.23512472</text:p>
          </table:table-cell>
          <table:table-cell office:value-type="float" office:value="8461.2251344182" calcext:value-type="float">
            <text:p>8461.22513442</text:p>
          </table:table-cell>
          <table:table-cell office:value-type="float" office:value="113.397223773038" calcext:value-type="float">
            <text:p>113.39722377</text:p>
          </table:table-cell>
          <table:table-cell office:value-type="float" office:value="-0.0210201902249089" calcext:value-type="float">
            <text:p>-0.02102019</text:p>
          </table:table-cell>
          <table:table-cell office:value-type="float" office:value="0.0169099450280475" calcext:value-type="float">
            <text:p>0.01690995</text:p>
          </table:table-cell>
          <table:table-cell office:value-type="float" office:value="0.0154444444444444" calcext:value-type="float">
            <text:p>0.01544444</text:p>
          </table:table-cell>
          <table:table-cell office:value-type="float" office:value="0.00142092553436195" calcext:value-type="float">
            <text:p>0.00142093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0.00183333333333333" calcext:value-type="float">
            <text:p>0.00183333</text:p>
          </table:table-cell>
          <table:table-cell office:value-type="float" office:value="0.000978635116991747" calcext:value-type="float">
            <text:p>0.00097864</text:p>
          </table:table-cell>
          <table:table-cell office:value-type="float" office:value="0.308638888888889" calcext:value-type="float">
            <text:p>0.30863889</text:p>
          </table:table-cell>
          <table:table-cell office:value-type="float" office:value="0.0213685831861138" calcext:value-type="float">
            <text:p>0.0213685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18 D09</text:p>
          </table:table-cell>
          <table:table-cell table:number-columns-repeated="2" table:style-name="ce6" office:value-type="string" calcext:value-type="string">
            <text:p>NFA</text:p>
          </table:table-cell>
          <table:table-cell table:number-columns-repeated="2" office:value-type="string" calcext:value-type="string">
            <text:p>NFA</text:p>
          </table:table-cell>
          <table:table-cell table:number-columns-repeated="2" table:style-name="ce6" office:value-type="string" calcext:value-type="string">
            <text:p>NFA</text:p>
          </table:table-cell>
          <table:table-cell table:number-columns-repeated="2" office:value-type="string" calcext:value-type="string">
            <text:p>NFA</text:p>
          </table:table-cell>
          <table:table-cell office:value-type="float" office:value="0.196222138412619" calcext:value-type="float">
            <text:p>0.19622214</text:p>
          </table:table-cell>
          <table:table-cell office:value-type="float" office:value="0.0107627322801372" calcext:value-type="float">
            <text:p>0.01076273</text:p>
          </table:table-cell>
          <table:table-cell table:number-columns-repeated="6" office:value-type="float" office:value="0" calcext:value-type="float">
            <text:p>0.00000000</text:p>
          </table:table-cell>
          <table:table-cell office:value-type="float" office:value="0.161876543209877" calcext:value-type="float">
            <text:p>0.16187654</text:p>
          </table:table-cell>
          <table:table-cell office:value-type="float" office:value="0.0390841892205417" calcext:value-type="float">
            <text:p>0.039084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19 D15</text:p>
          </table:table-cell>
          <table:table-cell office:value-type="float" office:value="-59.9852373106526" calcext:value-type="float">
            <text:p>-59.98523731</text:p>
          </table:table-cell>
          <table:table-cell office:value-type="float" office:value="0.00406744136323772" calcext:value-type="float">
            <text:p>0.00406744</text:p>
          </table:table-cell>
          <table:table-cell office:value-type="float" office:value="60.7737471700817" calcext:value-type="float">
            <text:p>60.77374717</text:p>
          </table:table-cell>
          <table:table-cell office:value-type="float" office:value="4.8992330197812" calcext:value-type="float">
            <text:p>4.89923302</text:p>
          </table:table-cell>
          <table:table-cell office:value-type="float" office:value="-56.9147252606591" calcext:value-type="float">
            <text:p>-56.91472526</text:p>
          </table:table-cell>
          <table:table-cell office:value-type="float" office:value="0.329072976521887" calcext:value-type="float">
            <text:p>0.32907298</text:p>
          </table:table-cell>
          <table:table-cell office:value-type="float" office:value="60.1559765761625" calcext:value-type="float">
            <text:p>60.15597658</text:p>
          </table:table-cell>
          <table:table-cell office:value-type="float" office:value="4.8494709585302" calcext:value-type="float">
            <text:p>4.84947096</text:p>
          </table:table-cell>
          <table:table-cell office:value-type="float" office:value="-0.0632613077437459" calcext:value-type="float">
            <text:p>-0.06326131</text:p>
          </table:table-cell>
          <table:table-cell office:value-type="float" office:value="0.00683310436243537" calcext:value-type="float">
            <text:p>0.00683310</text:p>
          </table:table-cell>
          <table:table-cell office:value-type="float" office:value="0.333284444444444" calcext:value-type="float">
            <text:p>0.33328444</text:p>
          </table:table-cell>
          <table:table-cell office:value-type="float" office:value="0.0037482930981215" calcext:value-type="float">
            <text:p>0.00374829</text:p>
          </table:table-cell>
          <table:table-cell office:value-type="float" office:value="0.00669558447336225" calcext:value-type="float">
            <text:p>0.00669558</text:p>
          </table:table-cell>
          <table:table-cell office:value-type="float" office:value="0.000661126537734243" calcext:value-type="float">
            <text:p>0.00066113</text:p>
          </table:table-cell>
          <table:table-cell office:value-type="float" office:value="0.0717777777777778" calcext:value-type="float">
            <text:p>0.07177778</text:p>
          </table:table-cell>
          <table:table-cell office:value-type="float" office:value="0.00654400723191387" calcext:value-type="float">
            <text:p>0.00654401</text:p>
          </table:table-cell>
          <table:table-cell office:value-type="float" office:value="0.834" calcext:value-type="float">
            <text:p>0.83400000</text:p>
          </table:table-cell>
          <table:table-cell office:value-type="float" office:value="0.0234609298325518" calcext:value-type="float">
            <text:p>0.0234609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20 D24</text:p>
          </table:table-cell>
          <table:table-cell table:number-columns-repeated="2" table:style-name="ce6" office:value-type="string" calcext:value-type="string">
            <text:p>NFA</text:p>
          </table:table-cell>
          <table:table-cell table:number-columns-repeated="2" office:value-type="string" calcext:value-type="string">
            <text:p>NFA</text:p>
          </table:table-cell>
          <table:table-cell table:number-columns-repeated="2" table:style-name="ce6" office:value-type="string" calcext:value-type="string">
            <text:p>NFA</text:p>
          </table:table-cell>
          <table:table-cell table:number-columns-repeated="2" office:value-type="string" calcext:value-type="string">
            <text:p>NFA</text:p>
          </table:table-cell>
          <table:table-cell office:value-type="float" office:value="0.553320197444219" calcext:value-type="float">
            <text:p>0.55332020</text:p>
          </table:table-cell>
          <table:table-cell office:value-type="float" office:value="0.00416163273567694" calcext:value-type="float">
            <text:p>0.00416163</text:p>
          </table:table-cell>
          <table:table-cell table:number-columns-repeated="6" office:value-type="float" office:value="0" calcext:value-type="float">
            <text:p>0.00000000</text:p>
          </table:table-cell>
          <table:table-cell office:value-type="float" office:value="0.03178125" calcext:value-type="float">
            <text:p>0.03178125</text:p>
          </table:table-cell>
          <table:table-cell office:value-type="float" office:value="0.00837824928390284" calcext:value-type="float">
            <text:p>0.0083782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21 D07</text:p>
          </table:table-cell>
          <table:table-cell office:value-type="float" office:value="9.31466236914878E-026" calcext:value-type="float">
            <text:p>0.00000000</text:p>
          </table:table-cell>
          <table:table-cell office:value-type="float" office:value="3.5714358457089E-024" calcext:value-type="float">
            <text:p>0.00000000</text:p>
          </table:table-cell>
          <table:table-cell office:value-type="float" office:value="33.0963941846273" calcext:value-type="float">
            <text:p>33.09639418</text:p>
          </table:table-cell>
          <table:table-cell office:value-type="float" office:value="8.57498725163684" calcext:value-type="float">
            <text:p>8.57498725</text:p>
          </table:table-cell>
          <table:table-cell office:value-type="float" office:value="0.00000000618017753974592" calcext:value-type="float">
            <text:p>0.00000001</text:p>
          </table:table-cell>
          <table:table-cell office:value-type="float" office:value="0.0000000320455452920713" calcext:value-type="float">
            <text:p>0.00000003</text:p>
          </table:table-cell>
          <table:table-cell office:value-type="float" office:value="2.71557908033901" calcext:value-type="float">
            <text:p>2.71557908</text:p>
          </table:table-cell>
          <table:table-cell office:value-type="float" office:value="12.4710611393487" calcext:value-type="float">
            <text:p>12.47106114</text:p>
          </table:table-cell>
          <table:table-cell office:value-type="float" office:value="-0.236462458390253" calcext:value-type="float">
            <text:p>-0.23646246</text:p>
          </table:table-cell>
          <table:table-cell office:value-type="float" office:value="0.00996993991058369" calcext:value-type="float">
            <text:p>0.00996994</text:p>
          </table:table-cell>
          <table:table-cell office:value-type="float" office:value="0.00930612244897959" calcext:value-type="float">
            <text:p>0.00930612</text:p>
          </table:table-cell>
          <table:table-cell office:value-type="float" office:value="0.0013057192082203" calcext:value-type="float">
            <text:p>0.00130572</text:p>
          </table:table-cell>
          <table:table-cell office:value-type="float" office:value="0.00539314825029111" calcext:value-type="float">
            <text:p>0.00539315</text:p>
          </table:table-cell>
          <table:table-cell office:value-type="float" office:value="0.00108321367418618" calcext:value-type="float">
            <text:p>0.00108321</text:p>
          </table:table-cell>
          <table:table-cell office:value-type="float" office:value="0.0963265306122449" calcext:value-type="float">
            <text:p>0.09632653</text:p>
          </table:table-cell>
          <table:table-cell office:value-type="float" office:value="0.00341575670300057" calcext:value-type="float">
            <text:p>0.00341576</text:p>
          </table:table-cell>
          <table:table-cell office:value-type="float" office:value="0.49034693877551" calcext:value-type="float">
            <text:p>0.49034694</text:p>
          </table:table-cell>
          <table:table-cell office:value-type="float" office:value="0.00624839834040007" calcext:value-type="float">
            <text:p>0.006248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22 D22</text:p>
          </table:table-cell>
          <table:table-cell table:number-columns-repeated="2" table:style-name="ce6" office:value-type="string" calcext:value-type="string">
            <text:p>NFA</text:p>
          </table:table-cell>
          <table:table-cell table:number-columns-repeated="2" office:value-type="string" calcext:value-type="string">
            <text:p>NFA</text:p>
          </table:table-cell>
          <table:table-cell table:number-columns-repeated="2" table:style-name="ce6" office:value-type="string" calcext:value-type="string">
            <text:p>NFA</text:p>
          </table:table-cell>
          <table:table-cell table:number-columns-repeated="2" office:value-type="string" calcext:value-type="string">
            <text:p>NFA</text:p>
          </table:table-cell>
          <table:table-cell office:value-type="float" office:value="0.000960896858067429" calcext:value-type="float">
            <text:p>0.00096090</text:p>
          </table:table-cell>
          <table:table-cell office:value-type="float" office:value="0.00743192501534053" calcext:value-type="float">
            <text:p>0.00743193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0829882662886615" calcext:value-type="float">
            <text:p>0.00000830</text:p>
          </table:table-cell>
          <table:table-cell table:number-columns-repeated="2" office:value-type="float" office:value="0" calcext:value-type="float">
            <text:p>0.00000000</text:p>
          </table:table-cell>
          <table:table-cell office:value-type="float" office:value="0.0993119834710744" calcext:value-type="float">
            <text:p>0.09931198</text:p>
          </table:table-cell>
          <table:table-cell office:value-type="float" office:value="0.00210189122184378" calcext:value-type="float">
            <text:p>0.00210189</text:p>
          </table:table-cell>
          <table:table-cell office:value-type="float" office:value="0.498615702479339" calcext:value-type="float">
            <text:p>0.49861570</text:p>
          </table:table-cell>
          <table:table-cell office:value-type="float" office:value="0.00306433541165969" calcext:value-type="float">
            <text:p>0.0030643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23 D09</text:p>
          </table:table-cell>
          <table:table-cell office:value-type="float" office:value="-3899.99999593646" calcext:value-type="float">
            <text:p>-3899.99999594</text:p>
          </table:table-cell>
          <table:table-cell office:value-type="float" office:value="0.00000250212220942531" calcext:value-type="float">
            <text:p>0.00000250</text:p>
          </table:table-cell>
          <table:table-cell office:value-type="float" office:value="-3899.99999765371" calcext:value-type="float">
            <text:p>-3899.99999765</text:p>
          </table:table-cell>
          <table:table-cell office:value-type="float" office:value="0.00000100030815460646" calcext:value-type="float">
            <text:p>0.00000100</text:p>
          </table:table-cell>
          <table:table-cell office:value-type="float" office:value="-3899.99999415458" calcext:value-type="float">
            <text:p>-3899.99999415</text:p>
          </table:table-cell>
          <table:table-cell office:value-type="float" office:value="0.00000359095548858805" calcext:value-type="float">
            <text:p>0.00000359</text:p>
          </table:table-cell>
          <table:table-cell office:value-type="float" office:value="-3899.99998711578" calcext:value-type="float">
            <text:p>-3899.99998712</text:p>
          </table:table-cell>
          <table:table-cell office:value-type="float" office:value="0.00000894674051461596" calcext:value-type="float">
            <text:p>0.00000895</text:p>
          </table:table-cell>
          <table:table-cell office:value-type="float" office:value="0.891512828245887" calcext:value-type="float">
            <text:p>0.89151283</text:p>
          </table:table-cell>
          <table:table-cell office:value-type="float" office:value="0.00244096373119745" calcext:value-type="float">
            <text:p>0.00244096</text:p>
          </table:table-cell>
          <table:table-cell office:value-type="float" office:value="0.000123456790123457" calcext:value-type="float">
            <text:p>0.00012346</text:p>
          </table:table-cell>
          <table:table-cell office:value-type="float" office:value="0.000100798571035526" calcext:value-type="float">
            <text:p>0.00010080</text:p>
          </table:table-cell>
          <table:table-cell office:value-type="float" office:value="0" calcext:value-type="float">
            <text:p>0.00000000</text:p>
          </table:table-cell>
          <table:table-cell office:value-type="float" office:value="0.0000843174333865981" calcext:value-type="float">
            <text:p>0.00008432</text:p>
          </table:table-cell>
          <table:table-cell office:value-type="float" office:value="0.00202469135802469" calcext:value-type="float">
            <text:p>0.00202469</text:p>
          </table:table-cell>
          <table:table-cell office:value-type="float" office:value="0.00158952599110593" calcext:value-type="float">
            <text:p>0.00158953</text:p>
          </table:table-cell>
          <table:table-cell office:value-type="float" office:value="0.461" calcext:value-type="float">
            <text:p>0.46100000</text:p>
          </table:table-cell>
          <table:table-cell office:value-type="float" office:value="0.0331658202569926" calcext:value-type="float">
            <text:p>0.03316582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G24 D02</text:p>
          </table:table-cell>
          <table:table-cell table:style-name="ce8" office:value-type="float" office:value="-7" calcext:value-type="float">
            <text:p>-7.00000000</text:p>
          </table:table-cell>
          <table:table-cell table:style-name="ce11" office:value-type="float" office:value="0" calcext:value-type="float">
            <text:p>0.00000000</text:p>
          </table:table-cell>
          <table:table-cell table:style-name="ce8" office:value-type="float" office:value="-5.5080132715409" calcext:value-type="float">
            <text:p>-5.50801327</text:p>
          </table:table-cell>
          <table:table-cell table:style-name="ce11" office:value-type="float" office:value="0.000000000490157088157779" calcext:value-type="float">
            <text:p>0.00000000</text:p>
          </table:table-cell>
          <table:table-cell table:style-name="ce8" office:value-type="float" office:value="-6.93298334316139" calcext:value-type="float">
            <text:p>-6.93298334</text:p>
          </table:table-cell>
          <table:table-cell table:style-name="ce11" office:value-type="float" office:value="0.105366614230756" calcext:value-type="float">
            <text:p>0.10536661</text:p>
          </table:table-cell>
          <table:table-cell table:style-name="ce8" office:value-type="float" office:value="-6.65601304734743" calcext:value-type="float">
            <text:p>-6.65601305</text:p>
          </table:table-cell>
          <table:table-cell table:style-name="ce11" office:value-type="float" office:value="0.24369052383455" calcext:value-type="float">
            <text:p>0.24369052</text:p>
          </table:table-cell>
          <table:table-cell table:style-name="ce8" office:value-type="float" office:value="-0.641936584429278" calcext:value-type="float">
            <text:p>-0.64193658</text:p>
          </table:table-cell>
          <table:table-cell table:style-name="ce11" office:value-type="float" office:value="0.011502231753079" calcext:value-type="float">
            <text:p>0.01150223</text:p>
          </table:table-cell>
          <table:table-cell table:style-name="ce8" office:value-type="float" office:value="0.421" calcext:value-type="float">
            <text:p>0.42100000</text:p>
          </table:table-cell>
          <table:table-cell table:style-name="ce11" office:value-type="float" office:value="0.013416504246893" calcext:value-type="float">
            <text:p>0.01341650</text:p>
          </table:table-cell>
          <table:table-cell table:style-name="ce8" office:value-type="float" office:value="0.0105105105105105" calcext:value-type="float">
            <text:p>0.01051051</text:p>
          </table:table-cell>
          <table:table-cell table:style-name="ce11" office:value-type="float" office:value="0.00227555866729103" calcext:value-type="float">
            <text:p>0.00227556</text:p>
          </table:table-cell>
          <table:table-cell table:style-name="ce8" office:value-type="float" office:value="0.01925" calcext:value-type="float">
            <text:p>0.01925000</text:p>
          </table:table-cell>
          <table:table-cell table:style-name="ce11" office:value-type="float" office:value="0.00389370254901808" calcext:value-type="float">
            <text:p>0.00389370</text:p>
          </table:table-cell>
          <table:table-cell table:style-name="ce8" office:value-type="float" office:value="0.47825" calcext:value-type="float">
            <text:p>0.47825000</text:p>
          </table:table-cell>
          <table:table-cell table:style-name="ce11" office:value-type="float" office:value="0.0102775282148431" calcext:value-type="float">
            <text:p>0.01027753</text:p>
          </table:table-cell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8"/>
          <table:table-cell table:style-name="ce11"/>
          <table:table-cell table:style-name="ce17" table:number-columns-repeated="99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3" number:min-integer-digits="1"/>
    </number:number-style>
    <number:number-style style:name="N110">
      <number:number number:decimal-places="5" number:min-integer-digits="1"/>
    </number:number-style>
    <number:number-style style:name="N112P0" style:volatile="true">
      <number:number number:decimal-places="8" number:min-integer-digits="1"/>
    </number:number-style>
    <number:number-style style:name="N112">
      <style:text-properties fo:color="#ff0000"/>
      <number:text>-</number:text>
      <number:number number:decimal-places="8" number:min-integer-digits="1"/>
      <style:map style:condition="value()&gt;=0" style:apply-style-name="N112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00/00/00</text:date>, <text:time style:data-style-name="N2" text:time-value="0000-00-00T00:00:03.8441445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Oberholzer</meta:initial-creator>
    <meta:creation-date>2014-11-11T21:45:47.193779067</meta:creation-date>
    <dc:date>2015-06-09T15:46:41.396510836</dc:date>
    <dc:creator>Francois </dc:creator>
    <meta:editing-duration>PT7H48M52S</meta:editing-duration>
    <meta:editing-cycles>157</meta:editing-cycles>
    <meta:generator>LibreOffice/4.1.3.2$Linux_X86_64 LibreOffice_project/410m0$Build-2</meta:generator>
    <meta:document-statistic meta:table-count="1" meta:cell-count="483" meta:object-count="0"/>
  </office:meta>
</office:document-meta>
</file>